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text-properties style:font-name="Liberation Sans" officeooo:rsid="0012e0bf" officeooo:paragraph-rsid="0012e0bf"/>
    </style:style>
    <style:style style:name="P3" style:family="paragraph" style:parent-style-name="Standard">
      <style:text-properties style:font-name="Liberation Sans" officeooo:paragraph-rsid="0012e0bf"/>
    </style:style>
    <style:style style:name="P4" style:family="paragraph" style:parent-style-name="Standard">
      <style:text-properties fo:color="#111111" style:font-name="Liberation Sans" officeooo:rsid="0012e0bf" officeooo:paragraph-rsid="0012e0bf"/>
    </style:style>
    <style:style style:name="P5" style:family="paragraph" style:parent-style-name="Standard">
      <style:text-properties style:font-name="Liberation Sans" officeooo:paragraph-rsid="00194393"/>
    </style:style>
    <style:style style:name="P6" style:family="paragraph" style:parent-style-name="Standard">
      <style:text-properties officeooo:paragraph-rsid="0012e0bf"/>
    </style:style>
    <style:style style:name="P7" style:family="paragraph" style:parent-style-name="Standard">
      <style:text-properties officeooo:paragraph-rsid="00194393"/>
    </style:style>
    <style:style style:name="T1" style:family="text">
      <style:text-properties fo:color="#000000"/>
    </style:style>
    <style:style style:name="T2" style:family="text">
      <style:text-properties fo:color="#158466"/>
    </style:style>
    <style:style style:name="T3" style:family="text">
      <style:text-properties officeooo:rsid="00180f48"/>
    </style:style>
    <style:style style:name="T4" style:family="text">
      <style:text-properties style:font-name="Liberation Sans"/>
    </style:style>
    <style:style style:name="T5" style:family="text">
      <style:text-properties style:font-name="Liberation Sans" officeooo:rsid="00180f48"/>
    </style:style>
    <style:style style:name="T6" style:family="text">
      <style:text-properties officeooo:rsid="00194393"/>
    </style:style>
    <style:style style:name="T7" style:family="text">
      <style:text-properties officeooo:rsid="0019bb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iberation Sans</text:p>
      <text:p text:style-name="P2"/>
      <text:p text:style-name="P6"><text:span text:style-name="T4">ⓘ🅘🄸</text:span><text:bookmark-start text:name="__DdeLink__4_3024590945"/><text:span text:style-name="T4">🅸</text:span><text:bookmark-end text:name="__DdeLink__4_3024590945"/><text:span text:style-name="T5"> </text:span><text:bookmark text:name="gen-h1-1-00000001"/>U+1F178<text:span text:style-name="T6"> <text:s/></text:span><text:bookmark-start text:name="__DdeLink__50_2775634462"/><text:span text:style-name="T6">&amp;#127352;</text:span><text:bookmark-end text:name="__DdeLink__50_2775634462"/></text:p>
      <text:p text:style-name="Standard"><text:span text:style-name="T4">ⓗ🅗🄷</text:span><text:bookmark-start text:name="__DdeLink__6_3024590945"/><text:span text:style-name="T4">🅷</text:span><text:bookmark-end text:name="__DdeLink__6_3024590945"/><text:span text:style-name="T5"> </text:span><text:bookmark text:name="gen-h1-1-000000012"/>U+1F177<text:span text:style-name="T6"> <text:s/></text:span><text:bookmark-start text:name="__DdeLink__52_2775634462"/><text:span text:style-name="T6">&amp;#127351;</text:span><text:bookmark-end text:name="__DdeLink__52_2775634462"/></text:p>
      <text:p text:style-name="Standard"><text:span text:style-name="T4">ⓕ🅕🄵</text:span><text:bookmark-start text:name="__DdeLink__8_3024590945"/><text:span text:style-name="T4">🅵</text:span><text:bookmark-end text:name="__DdeLink__8_3024590945"/><text:span text:style-name="T5"> </text:span><text:bookmark text:name="gen-h1-1-000000014"/>U+1F175<text:span text:style-name="T6"> <text:s/></text:span><text:bookmark-start text:name="__DdeLink__54_2775634462"/><text:span text:style-name="T6">&amp;#127349;</text:span><text:bookmark-end text:name="__DdeLink__54_2775634462"/></text:p>
      <text:p text:style-name="P7"><text:span text:style-name="T4">ⓡ🅡🅁🆁</text:span><text:span text:style-name="T5"> </text:span><text:bookmark text:name="gen-h1-1-000000011"/>U+1F181<text:span text:style-name="T6"> <text:s/>&amp;#127361</text:span><text:span text:style-name="T7">;</text:span></text:p>
      <text:p text:style-name="P5">①➊</text:p>
      <text:p text:style-name="P1">ⓝ🅝🄽🅽</text:p>
      <text:p text:style-name="P1"/>
      <text:p text:style-name="P3">ⓐⓑⓒⓓⓔⓕⓗⓘⓙⓚⓛⓜⓝⓞⓟⓠⓡⓢⓣⓤⓥⓦⓧⓨⓩ</text:p>
      <text:p text:style-name="P3">🅐🅑🅒🅓🅔🅕🅗🅘🅙🅚🅛🅜🅝🅞🅟🅠🅡🅢🅣🅤🅥🅦🅧🅨🅩</text:p>
      <text:p text:style-name="P3">🄰🄱🄲🄳🄴🄵🄷🄸🄹🄺🄻🄼🄽🄾🄿🅀🅁🅂🅃🅄🅅🅆🅇🅈🅉</text:p>
      <text:p text:style-name="P4">🅰🅱🅲🅳🅴🅵🅷🅸🅹🅺🅻🅼🅽🅾🅿🆀🆁🆂🆃🆄🆅🆆🆇🆈🆉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2T22:55:26.510811756</meta:creation-date>
    <meta:editing-duration>PT9H46M23S</meta:editing-duration>
    <meta:editing-cycles>8</meta:editing-cycles>
    <meta:generator>LibreOffice/6.4.5.2$Linux_X86_64 LibreOffice_project/40$Build-2</meta:generator>
    <dc:date>2021-06-23T08:52:14.292696996</dc:date>
    <meta:document-statistic meta:table-count="0" meta:image-count="0" meta:object-count="0" meta:page-count="1" meta:paragraph-count="11" meta:word-count="21" meta:character-count="213" meta:non-whitespace-character-count="200"/>
  </office:meta>
</office:document-meta>
</file>